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6.71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8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1" style:family="table-cell" style:parent-style-name="Default">
      <style:table-cell-properties style:vertical-align="middle"/>
      <style:text-properties fo:font-size="40pt" fo:font-weight="bold" style:font-size-asian="40pt" style:font-weight-asian="bold" style:font-size-complex="40pt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able-cell-properties fo:border-bottom="none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cell-content()&lt;[$Settings.$C$2]" style:apply-style-name="Faded" style:base-cell-address="'Month Calendar'.A3"/>
      <style:map style:condition="cell-content()&gt;[$Settings.$D$2]" style:apply-style-name="Faded" style:base-cell-address="'Month Calendar'.A3"/>
    </style:style>
    <style:style style:name="ce11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A1:.A12])" table:allow-empty-cell="true" table:display-list="unsorted" table:base-cell-address="'Month Calendar'.A1">
          <table:error-message table:message-type="stop" table:display="true"/>
        </table:content-validation>
      </table:content-validations>
      <table:table table:name="Month Calendar" table:style-name="ta1">
        <table:table-column table:style-name="co5" table:number-columns-repeated="7" table:default-cell-style-name="ce10"/>
        <table:table-column table:style-name="co2" table:number-columns-repeated="1017" table:default-cell-style-name="Default"/>
        <table:table-row table:style-name="ro2">
          <table:table-cell table:style-name="ce1" table:content-validation-name="val1" office:value-type="string" calcext:value-type="string" table:number-columns-spanned="3" table:number-rows-spanned="1">
            <text:p>January</text:p>
          </table:table-cell>
          <table:covered-table-cell table:number-columns-repeated="2" table:style-name="ce14"/>
          <table:table-cell table:style-name="ce14" table:number-columns-repeated="3"/>
          <table:table-cell table:style-name="ce5" table:formula="of:=YEAR(TODAY())" office:value-type="float" office:value="2020" calcext:value-type="float">
            <text:p>2020</text:p>
          </table:table-cell>
          <table:table-cell table:style-name="ce14" table:number-columns-repeated="1017"/>
        </table:table-row>
        <table:table-row table:style-name="ro3">
          <table:table-cell table:style-name="ce9" office:value-type="string" calcext:value-type="string">
            <text:p>MONDAY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WEDNESDAY</text:p>
          </table:table-cell>
          <table:table-cell table:style-name="ce9" office:value-type="string" calcext:value-type="string">
            <text:p>THURSDAY</text:p>
          </table:table-cell>
          <table:table-cell table:style-name="ce9" office:value-type="string" calcext:value-type="string">
            <text:p>FRIDAY</text:p>
          </table:table-cell>
          <table:table-cell table:style-name="ce9" office:value-type="string" calcext:value-type="string">
            <text:p>SATURDAY</text:p>
          </table:table-cell>
          <table:table-cell table:style-name="ce9" office:value-type="string" calcext:value-type="string">
            <text:p>SUNDAY</text:p>
          </table:table-cell>
          <table:table-cell table:number-columns-repeated="1017"/>
        </table:table-row>
        <table:table-row table:style-name="ro4">
          <table:table-cell table:formula="of:=DATE([.G1];MATCH([.A1];[$Settings.A1:.A12];0);1) - (WEEKDAY(DATE([.G1];MATCH([.A1];[$Settings.A1:.A12];0);1);2) - 1)" office:value-type="date" office:date-value="2019-12-30" calcext:value-type="date">
            <text:p>30</text:p>
          </table:table-cell>
          <table:table-cell table:formula="of:=[.A3]+1" office:value-type="date" office:date-value="2019-12-31" calcext:value-type="date">
            <text:p>31</text:p>
          </table:table-cell>
          <table:table-cell table:formula="of:=[.B3]+1" office:value-type="date" office:date-value="2020-01-01" calcext:value-type="date">
            <text:p>1</text:p>
          </table:table-cell>
          <table:table-cell table:formula="of:=[.C3]+1" office:value-type="date" office:date-value="2020-01-02" calcext:value-type="date">
            <text:p>2</text:p>
          </table:table-cell>
          <table:table-cell table:formula="of:=[.D3]+1" office:value-type="date" office:date-value="2020-01-03" calcext:value-type="date">
            <text:p>3</text:p>
          </table:table-cell>
          <table:table-cell table:formula="of:=[.E3]+1" office:value-type="date" office:date-value="2020-01-04" calcext:value-type="date">
            <text:p>4</text:p>
          </table:table-cell>
          <table:table-cell table:formula="of:=[.F3]+1" office:value-type="date" office:date-value="2020-01-05" calcext:value-type="date">
            <text:p>5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table:table-row table:style-name="ro4">
          <table:table-cell table:formula="of:=[.A3]+7" office:value-type="date" office:date-value="2020-01-06" calcext:value-type="date">
            <text:p>6</text:p>
          </table:table-cell>
          <table:table-cell table:formula="of:=[.B3]+7" office:value-type="date" office:date-value="2020-01-07" calcext:value-type="date">
            <text:p>7</text:p>
          </table:table-cell>
          <table:table-cell table:formula="of:=[.C3]+7" office:value-type="date" office:date-value="2020-01-08" calcext:value-type="date">
            <text:p>8</text:p>
          </table:table-cell>
          <table:table-cell table:formula="of:=[.D3]+7" office:value-type="date" office:date-value="2020-01-09" calcext:value-type="date">
            <text:p>9</text:p>
          </table:table-cell>
          <table:table-cell table:formula="of:=[.E3]+7" office:value-type="date" office:date-value="2020-01-10" calcext:value-type="date">
            <text:p>10</text:p>
          </table:table-cell>
          <table:table-cell table:formula="of:=[.F3]+7" office:value-type="date" office:date-value="2020-01-11" calcext:value-type="date">
            <text:p>11</text:p>
          </table:table-cell>
          <table:table-cell table:formula="of:=[.G3]+7" office:value-type="date" office:date-value="2020-01-12" calcext:value-type="date">
            <text:p>12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table:table-row table:style-name="ro4">
          <table:table-cell table:formula="of:=[.A5]+7" office:value-type="date" office:date-value="2020-01-13" calcext:value-type="date">
            <text:p>13</text:p>
          </table:table-cell>
          <table:table-cell table:formula="of:=[.B5]+7" office:value-type="date" office:date-value="2020-01-14" calcext:value-type="date">
            <text:p>14</text:p>
          </table:table-cell>
          <table:table-cell table:formula="of:=[.C5]+7" office:value-type="date" office:date-value="2020-01-15" calcext:value-type="date">
            <text:p>15</text:p>
          </table:table-cell>
          <table:table-cell table:formula="of:=[.D5]+7" office:value-type="date" office:date-value="2020-01-16" calcext:value-type="date">
            <text:p>16</text:p>
          </table:table-cell>
          <table:table-cell table:formula="of:=[.E5]+7" office:value-type="date" office:date-value="2020-01-17" calcext:value-type="date">
            <text:p>17</text:p>
          </table:table-cell>
          <table:table-cell table:formula="of:=[.F5]+7" office:value-type="date" office:date-value="2020-01-18" calcext:value-type="date">
            <text:p>18</text:p>
          </table:table-cell>
          <table:table-cell table:formula="of:=[.G5]+7" office:value-type="date" office:date-value="2020-01-19" calcext:value-type="date">
            <text:p>19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table:table-row table:style-name="ro4">
          <table:table-cell table:formula="of:=[.A7]+7" office:value-type="date" office:date-value="2020-01-20" calcext:value-type="date">
            <text:p>20</text:p>
          </table:table-cell>
          <table:table-cell table:formula="of:=[.B7]+7" office:value-type="date" office:date-value="2020-01-21" calcext:value-type="date">
            <text:p>21</text:p>
          </table:table-cell>
          <table:table-cell table:formula="of:=[.C7]+7" office:value-type="date" office:date-value="2020-01-22" calcext:value-type="date">
            <text:p>22</text:p>
          </table:table-cell>
          <table:table-cell table:formula="of:=[.D7]+7" office:value-type="date" office:date-value="2020-01-23" calcext:value-type="date">
            <text:p>23</text:p>
          </table:table-cell>
          <table:table-cell table:formula="of:=[.E7]+7" office:value-type="date" office:date-value="2020-01-24" calcext:value-type="date">
            <text:p>24</text:p>
          </table:table-cell>
          <table:table-cell table:formula="of:=[.F7]+7" office:value-type="date" office:date-value="2020-01-25" calcext:value-type="date">
            <text:p>25</text:p>
          </table:table-cell>
          <table:table-cell table:formula="of:=[.G7]+7" office:value-type="date" office:date-value="2020-01-26" calcext:value-type="date">
            <text:p>26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table:table-row table:style-name="ro4">
          <table:table-cell table:formula="of:=[.A9]+7" office:value-type="date" office:date-value="2020-01-27" calcext:value-type="date">
            <text:p>27</text:p>
          </table:table-cell>
          <table:table-cell table:formula="of:=[.B9]+7" office:value-type="date" office:date-value="2020-01-28" calcext:value-type="date">
            <text:p>28</text:p>
          </table:table-cell>
          <table:table-cell table:formula="of:=[.C9]+7" office:value-type="date" office:date-value="2020-01-29" calcext:value-type="date">
            <text:p>29</text:p>
          </table:table-cell>
          <table:table-cell table:formula="of:=[.D9]+7" office:value-type="date" office:date-value="2020-01-30" calcext:value-type="date">
            <text:p>30</text:p>
          </table:table-cell>
          <table:table-cell table:formula="of:=[.E9]+7" office:value-type="date" office:date-value="2020-01-31" calcext:value-type="date">
            <text:p>31</text:p>
          </table:table-cell>
          <table:table-cell table:formula="of:=[.F9]+7" office:value-type="date" office:date-value="2020-02-01" calcext:value-type="date">
            <text:p>1</text:p>
          </table:table-cell>
          <table:table-cell table:formula="of:=[.G9]+7" office:value-type="date" office:date-value="2020-02-02" calcext:value-type="date">
            <text:p>2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table:table-row table:style-name="ro4">
          <table:table-cell table:formula="of:=[.A11]+7" office:value-type="date" office:date-value="2020-02-03" calcext:value-type="date">
            <text:p>3</text:p>
          </table:table-cell>
          <table:table-cell table:formula="of:=[.B11]+7" office:value-type="date" office:date-value="2020-02-04" calcext:value-type="date">
            <text:p>4</text:p>
          </table:table-cell>
          <table:table-cell table:formula="of:=[.C11]+7" office:value-type="date" office:date-value="2020-02-05" calcext:value-type="date">
            <text:p>5</text:p>
          </table:table-cell>
          <table:table-cell table:formula="of:=[.D11]+7" office:value-type="date" office:date-value="2020-02-06" calcext:value-type="date">
            <text:p>6</text:p>
          </table:table-cell>
          <table:table-cell table:formula="of:=[.E11]+7" office:value-type="date" office:date-value="2020-02-07" calcext:value-type="date">
            <text:p>7</text:p>
          </table:table-cell>
          <table:table-cell table:formula="of:=[.F11]+7" office:value-type="date" office:date-value="2020-02-08" calcext:value-type="date">
            <text:p>8</text:p>
          </table:table-cell>
          <table:table-cell table:formula="of:=[.G11]+7" office:value-type="date" office:date-value="2020-02-09" calcext:value-type="date">
            <text:p>9</text:p>
          </table:table-cell>
          <table:table-cell table:style-name="ce6" table:number-columns-repeated="1017"/>
        </table:table-row>
        <table:table-row table:style-name="ro6">
          <table:table-cell table:style-name="ce11" table:number-columns-repeated="7"/>
          <table:table-cell table:number-columns-repeated="1017"/>
        </table:table-row>
        <calcext:conditional-formats>
          <calcext:conditional-format calcext:target-range-address="'Month Calendar'.A3:'Month Calendar'.G3 'Month Calendar'.A5:'Month Calendar'.G5 'Month Calendar'.A7:'Month Calendar'.G7 'Month Calendar'.A9:'Month Calendar'.G9 'Month Calendar'.A11:'Month Calendar'.G11 'Month Calendar'.A13:'Month Calendar'.G13">
            <calcext:condition calcext:apply-style-name="Faded" calcext:value="&lt;[$Settings.$C$2]" calcext:base-cell-address="'Month Calendar'.A3"/>
            <calcext:condition calcext:apply-style-name="Faded" calcext:value="&gt;[$Settings.$D$2]" calcext:base-cell-address="'Month Calendar'.A3"/>
          </calcext:conditional-format>
        </calcext:conditional-formats>
      </table:table>
      <table:table table:name="Setting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5">
          <table:table-cell office:value-type="string" calcext:value-type="string">
            <text:p>January</text:p>
          </table:table-cell>
          <table:table-cell/>
          <table:table-cell table:style-name="ce17" office:value-type="string" calcext:value-type="string">
            <text:p>First Day of the Month</text:p>
          </table:table-cell>
          <table:table-cell table:style-name="ce17" office:value-type="string" calcext:value-type="string">
            <text:p>Last Day of the Month</text:p>
          </table:table-cell>
        </table:table-row>
        <table:table-row table:style-name="ro5">
          <table:table-cell office:value-type="string" calcext:value-type="string">
            <text:p>February</text:p>
          </table:table-cell>
          <table:table-cell/>
          <table:table-cell table:style-name="ce18" table:formula="of:=DATE([$'Month Calendar'.G1];MATCH([$'Month Calendar'.A1];[.A1:.A12];0);1)" office:value-type="date" office:date-value="2020-01-01" calcext:value-type="date">
            <text:p>01/01/20</text:p>
          </table:table-cell>
          <table:table-cell table:style-name="ce18" table:formula="of:=EDATE([.C2];1)-1" office:value-type="date" office:date-value="2020-01-31" calcext:value-type="date">
            <text:p>01/31/20</text:p>
          </table:table-cell>
        </table:table-row>
        <table:table-row table:style-name="ro5"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pri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n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l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ugus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ptem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Octo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Novem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cemb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oma" style:language-asian="zh" style:country-asian="CN" style:font-name-complex="KacstOne" style:language-complex="hi" style:country-complex="IN"/>
    </style:default-style>
    <number:number-style style:name="N0">
      <number:number number:min-integer-digits="1"/>
    </number:number-style>
    <number:date-style style:name="N121">
      <number:day/>
    </number:date-style>
    <number:number-style style:name="N122">
      <number:number number:decimal-places="2" loext:min-decimal-places="2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05:24.604583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8:07:26.868446114</meta:creation-date>
    <dc:date>2020-08-14T11:15:58.616662460</dc:date>
    <meta:editing-duration>PT2H41M</meta:editing-duration>
    <meta:editing-cycles>6</meta:editing-cycles>
    <meta:generator>LibreOffice/6.0.7.3$Linux_X86_64 LibreOffice_project/00m0$Build-3</meta:generator>
    <meta:document-statistic meta:table-count="2" meta:cell-count="67" meta:object-count="0"/>
  </office:meta>
</office:document-meta>
</file>